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4"/>
      <text:p text:style-name="P14"/>
      <text:p text:style-name="P14">Dilluns<text:tab/>25/09/23</text:p>
      <text:p text:style-name="P2"/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14">Dimarts<text:tab/>26/09/23</text:p>
      <text:p text:style-name="P14"/>
      <text:p text:style-name="P7">Activat Classroom</text:p>
      <text:p text:style-name="P7"/>
      <text:p text:style-name="P8">Comentat TA01</text:p>
      <text:p text:style-name="P8"/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15"/>
      <text:p text:style-name="P14"/>
      <text:p text:style-name="P14">Dimecres<text:tab/>27/09/23</text:p>
      <text:p text:style-name="P14"/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14"/>
      <text:p text:style-name="P14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14"><text:soft-page-break/></text:p>
      <text:p text:style-name="P14">Divendres<text:tab/> 29/09/23</text:p>
      <text:p text:style-name="P14"/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13"/>
      <text:p text:style-name="P19">Dilluns<text:tab/><text:span text:style-name="T4">02</text:span>/<text:span text:style-name="T4">10</text:span>/23</text:p>
      <text:p text:style-name="P17"/>
      <text:p text:style-name="P18"><text:a xlink:type="simple" xlink:href="https://paulinoposada.github.io/web_fred/apunts/unitat_1/fred_apunts_ud_1_2_gs.pdf">Unitat 1.2</text:a></text:p>
      <text:p text:style-name="P17"/>
      <text:p text:style-name="P18">1.1.1 Escala Celsius</text:p>
      <text:p text:style-name="P18">1.1.2 Escala Farenheit</text:p>
      <text:p text:style-name="P18">1.1.3 Escala Absoluta</text:p>
      <text:p text:style-name="P18">1.2 Presión</text:p>
      <text:p text:style-name="P18">1.2.1 Presión absoluta, manométrtica y presión de vacío</text:p>
      <text:p text:style-name="P18">1.3 Ejercicios temperatura y presión</text:p>
      <text:p text:style-name="P18">1.4 Energía y potencia</text:p>
      <text:p text:style-name="P18">1.4.1 Trabajo y calor</text:p>
      <text:p text:style-name="P18">1.4.2 Potencia</text:p>
      <text:p text:style-name="P18">1.4.2.1 Potencia térmica</text:p>
      <text:p text:style-name="P18">1.4.3 Rendimiento</text:p>
      <text:p text:style-name="P18">1.5 Ejercicios energía y potencia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2T19:24:06.327842105</dc:date>
    <meta:editing-duration>PT7M57S</meta:editing-duration>
    <meta:editing-cycles>11</meta:editing-cycles>
    <meta:document-statistic meta:table-count="0" meta:image-count="0" meta:object-count="0" meta:page-count="2" meta:paragraph-count="50" meta:word-count="232" meta:character-count="1480" meta:non-whitespace-character-count="1292"/>
  </office:meta>
</office:document-meta>
</file>